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d6d8" officeooo:paragraph-rsid="0007d6d8"/>
    </style:style>
    <style:style style:name="P2" style:family="paragraph" style:parent-style-name="Standard">
      <style:paragraph-properties fo:text-align="start" style:justify-single-word="false"/>
      <style:text-properties officeooo:rsid="0007d6d8" officeooo:paragraph-rsid="0007d6d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d6d8" officeooo:paragraph-rsid="0007d6d8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7d6d8" officeooo:paragraph-rsid="0007d6d8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7d6d8" officeooo:paragraph-rsid="0007d6d8"/>
    </style:style>
    <style:style style:name="P6" style:family="paragraph" style:parent-style-name="Standard">
      <style:paragraph-properties fo:text-align="center" style:justify-single-word="false">
        <style:tab-stops>
          <style:tab-stop style:position="4.313cm"/>
        </style:tab-stops>
      </style:paragraph-properties>
      <style:text-properties officeooo:rsid="0007d6d8" officeooo:paragraph-rsid="0007d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lle query </text:p>
      <text:p text:style-name="P1"/>
      <text:list xml:id="list7242183672611153069" text:style-name="L1">
        <text:list-item>
          <text:p text:style-name="P3">prodotto più venduto</text:p>
        </text:list-item>
        <text:list-item>
          <text:p text:style-name="P3">prodotti invenduti</text:p>
        </text:list-item>
        <text:list-item>
          <text:p text:style-name="P3">prodotti acquistati da un certo utente iscritto</text:p>
        </text:list-item>
        <text:list-item>
          <text:p text:style-name="P3">fornitore da cui ho comprato di più</text:p>
        </text:list-item>
        <text:list-item>
          <text:p text:style-name="P3">categoria che ha venduto più prodotti</text:p>
        </text:list-item>
        <text:list-item>
          <text:p text:style-name="P3">iscritti che non hanno mai comprato prodotti da una certa categoria</text:p>
        </text:list-item>
        <text:list-item>
          <text:p text:style-name="P3">giorno della settimana dove vi è stato il maggior guadagno</text:p>
        </text:list-item>
        <text:list-item>
          <text:p text:style-name="P3">nome dipendente responsabile della categoria che ha stampato il maggior numero di scontrini</text:p>
        </text:list-item>
      </text:list>
      <text:p text:style-name="P2"/>
      <text:p text:style-name="P1">funzione</text:p>
      <text:p text:style-name="P1"/>
      <text:list xml:id="list1438825025455407593" text:style-name="L2">
        <text:list-item>
          <text:p text:style-name="P4">prodotti aggiunti negli ultimi $tot giorni (ultimi arrivi)</text:p>
        </text:list-item>
      </text:list>
      <text:p text:style-name="P1"/>
      <text:p text:style-name="P1">trigger</text:p>
      <text:p text:style-name="P1"/>
      <text:list xml:id="list8249153116455479079" text:style-name="L3">
        <text:list-header>
          <text:p text:style-name="P5">relativi al conteggio della qta di PRODOTTO:</text:p>
        </text:list-header>
        <text:list-item>
          <text:p text:style-name="P5">nuova fattura-&gt;aggiungere qta di FATTURA su qta di PRODOTTO</text:p>
        </text:list-item>
        <text:list-item>
          <text:p text:style-name="P5">nuovo scontrino-&gt;toglie qta di SCONTRINO su qta di PRODOTT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4.2.8.2$Linux_X86_64 LibreOffice_project/420m0$Build-2</meta:generator>
    <dc:date>2015-06-19T10:35:37.508593011</dc:date>
    <meta:editing-duration>P0D</meta:editing-duration>
    <meta:editing-cycles>2</meta:editing-cycles>
    <meta:document-statistic meta:table-count="0" meta:image-count="0" meta:object-count="0" meta:page-count="1" meta:paragraph-count="15" meta:word-count="109" meta:character-count="638" meta:non-whitespace-character-count="555"/>
  </office:meta>
</office:document-meta>
</file>